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ition.createFromXml( Element position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sition.Position( String type , String seg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sition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sition.get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Position(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si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